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12.862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6.735cm"/>
    </style:style>
    <style:style style:name="co6" style:family="table-column">
      <style:table-column-properties fo:break-before="auto" style:column-width="14.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glide_adap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ous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12_Female</text:p>
          </table:table-cell>
          <table:table-cell office:value-type="string" calcext:value-type="string">
            <text:p>Connector_FFC-FPC:Hirose_FH12-12S-0.5SH_1x12-1MP_P0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98-FH12-12S-0.5SH55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Female</text:p>
          </table:table-cell>
          <table:table-cell office:value-type="string" calcext:value-type="string">
            <text:p>Connector_PinSocket_2.54mm:PinSocket_1x05_P2.54mm_Vertical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DON'T ORDER (437-8018700510001101)</text:p>
          </table:table-cell>
          <table:table-cell office:value-type="string" calcext:value-type="string">
            <text:p>normally, a connector is available in your lab or the FlipMouse construction kit.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3-AC0805FR-7W4K7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Socket_2.54mm:PinSocket_2x05_P2.54mm_Vertical_SMD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DON'T ORDER</text:p>
          </table:table-cell>
          <table:table-cell office:value-type="string" calcext:value-type="string">
            <text:p>This connector is only used in SPI mode, but this is normally not used on the FlipMouse.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3-AC0805FR-7W4K7L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10-885012207051</text:p>
          </table:table-cell>
          <table:table-cell/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Trackpad</text:p>
          </table:table-cell>
          <table:table-cell office:value-type="string" calcext:value-type="string">
            <text:p>--</text:p>
          </table:table-cell>
          <table:table-cell table:number-columns-repeated="2"/>
          <table:table-cell office:value-type="string" calcext:value-type="string">
            <text:p>Select one here: https://www.mouser.at/new/cirque/glidepoint-circle-trackpads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9T15:27:09.781039308</dc:date>
    <meta:editing-duration>PT38S</meta:editing-duration>
    <meta:editing-cycles>1</meta:editing-cycles>
    <meta:document-statistic meta:table-count="1" meta:cell-count="42" meta:object-count="0"/>
    <meta:generator>LibreOffice/7.2.3.2$Linux_X86_64 LibreOffice_project/20$Build-2</meta:generator>
  </office:meta>
</office:document-meta>
</file>